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7.5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36">
      <style:text-properties fo:font-size="12pt" style:font-size-asian="12pt" style:font-size-complex="12pt"/>
    </style:style>
    <style:style style:name="ce19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0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11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1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11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11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11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2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2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4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5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2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13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13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5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" table:number-columns-repeated="1021" table:default-cell-style-name="ce10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8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8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8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8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8"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8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8"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18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18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18"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18"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18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8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8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8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8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8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8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8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8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8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8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8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18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8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18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8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8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8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Walmart – electrical</text:p>
          </table:table-cell>
          <table:table-cell table:style-name="ce18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Ebay – buttset</text:p>
          </table:table-cell>
          <table:table-cell table:style-name="ce18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18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8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8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8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8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8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8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8"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8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8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18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8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8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8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8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8"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5" table:default-cell-style-name="Default"/>
        <table:table-column table:style-name="co1" table:number-columns-repeated="5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table:style-name="ce13"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13"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13"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13"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13"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13" office:value-type="date" office:date-value="2023-01-02" calcext:value-type="date">
            <text:p>2023-01-02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13" office:value-type="date" office:date-value="2023-02-02" calcext:value-type="date">
            <text:p>2023-02-02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13" office:value-type="date" office:date-value="2023-03-02" calcext:value-type="date">
            <text:p>2023-03-02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table:style-name="ce13"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table:style-name="ce13"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lkVS</text:p>
          </table:table-cell>
          <table:table-cell table:style-name="ce13"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</text:p>
          </table:table-cell>
          <table:table-cell table:style-name="ce19"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table:style-name="ce13"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3"/>
        </table:table-row>
        <table:table-row table:style-name="ro2" table:number-rows-repeated="8">
          <table:table-cell table:number-columns-repeated="6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table:style-name="ce13"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13"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5:.C54])" office:value-type="float" office:value="171.61" calcext:value-type="float">
            <text:p>171.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1T13:31:23.517757571</dc:date>
    <meta:editing-duration>P3DT19H20M39S</meta:editing-duration>
    <meta:editing-cycles>518</meta:editing-cycles>
    <meta:generator>LibreOffice/7.3.7.2$Linux_X86_64 LibreOffice_project/30$Build-2</meta:generator>
    <meta:document-statistic meta:table-count="9" meta:cell-count="1891" meta:object-count="0"/>
  </office:meta>
</office:document-meta>
</file>